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c3f"/>
    </style:style>
    <style:style style:name="P2" style:family="paragraph" style:parent-style-name="Standard">
      <style:text-properties style:font-name="Courier New" officeooo:rsid="000e0c3f" officeooo:paragraph-rsid="000e0c3f"/>
    </style:style>
    <style:style style:name="P3" style:family="paragraph" style:parent-style-name="Standard">
      <style:text-properties style:font-name="Courier New" fo:font-weight="bold" officeooo:rsid="000e0c3f" officeooo:paragraph-rsid="000e0c3f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0fe7f4" officeooo:paragraph-rsid="000fe7f4" style:font-weight-asian="bold" style:font-weight-complex="bold"/>
    </style:style>
    <style:style style:name="P5" style:family="paragraph" style:parent-style-name="Standard">
      <style:text-properties style:font-name="Courier New" fo:font-weight="normal" officeooo:rsid="000e0c3f" officeooo:paragraph-rsid="000e0c3f" style:font-weight-asian="normal" style:font-weight-complex="normal"/>
    </style:style>
    <style:style style:name="P6" style:family="paragraph" style:parent-style-name="Standard">
      <style:text-properties style:font-name="Courier New" fo:font-weight="normal" officeooo:rsid="000e0c3f" officeooo:paragraph-rsid="000fe7f4" style:font-weight-asian="normal" style:font-weight-complex="normal"/>
    </style:style>
    <style:style style:name="P7" style:family="paragraph" style:parent-style-name="Standard">
      <style:text-properties style:font-name="Courier New" style:text-underline-style="none" fo:font-weight="normal" officeooo:rsid="000e0c3f" officeooo:paragraph-rsid="000e0c3f" style:font-weight-asian="normal" style:font-weight-complex="normal"/>
    </style:style>
    <style:style style:name="P8" style:family="paragraph" style:parent-style-name="Standard">
      <style:text-properties style:font-name="Courier New" style:text-underline-style="none" fo:font-weight="normal" officeooo:rsid="000e0c3f" officeooo:paragraph-rsid="000fe7f4" style:font-weight-asian="normal" style:font-weight-complex="normal"/>
    </style:style>
    <style:style style:name="P9" style:family="paragraph" style:parent-style-name="Standard">
      <style:text-properties style:font-name="Courier New" officeooo:rsid="00083627" officeooo:paragraph-rsid="00083627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dotted" style:text-underline-width="auto" style:text-underline-color="font-color"/>
    </style:style>
    <style:style style:name="T7" style:family="text">
      <style:text-properties style:text-underline-style="dotted" style:text-underline-width="auto" style:text-underline-color="font-color" officeooo:rsid="000e8324"/>
    </style:style>
    <style:style style:name="T8" style:family="text">
      <style:text-properties officeooo:rsid="000e83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ctividad 4.9</text:p>
      <text:p text:style-name="P2"/>
      <text:p text:style-name="P9">Ángel García Pérez</text:p>
      <text:p text:style-name="P2"/>
      <text:p text:style-name="P3">1. Regla de transformacion de entidades y atributos</text:p>
      <text:p text:style-name="P3"/>
      <text:p text:style-name="P5">Maquinas (<text:span text:style-name="T1">#id</text:span><text:span text:style-name="T3">, nombre, valor, fecha_compra)</text:span></text:p>
      <text:p text:style-name="P5"/>
      <text:p text:style-name="P5">Talleres (<text:span text:style-name="T1">#id</text:span><text:span text:style-name="T3">, funcion, nombre)</text:span></text:p>
      <text:p text:style-name="P5"/>
      <text:p text:style-name="P5">Empleados (<text:span text:style-name="T1">#id</text:span><text:span text:style-name="T3">, </text:span><text:span text:style-name="T5">dni</text:span><text:span text:style-name="T3">, nombre, apellidos)</text:span></text:p>
      <text:p text:style-name="P5"/>
      <text:p text:style-name="P5">Partes produccion (<text:span text:style-name="T1">#id</text:span><text:span text:style-name="T3">, num_parte, coste_total, fecha_final,fecha_emision)</text:span></text:p>
      <text:p text:style-name="P5"/>
      <text:p text:style-name="P5">Articulos (<text:span text:style-name="T1">#id</text:span><text:span text:style-name="T3">, precio, modelo, nombre, coste)</text:span></text:p>
      <text:p text:style-name="P5"/>
      <text:p text:style-name="P5"/>
      <text:p text:style-name="P3">2. Regla transformacion de las relaciones M:N</text:p>
      <text:p text:style-name="P3"/>
      <text:p text:style-name="P3">(copio y pego las transformaciones del paso anterior)</text:p>
      <text:p text:style-name="P5"/>
      <text:p text:style-name="P5">Maquinas (<text:span text:style-name="T1">#id</text:span><text:span text:style-name="T3">, nombre, valor, fecha_compra)</text:span></text:p>
      <text:p text:style-name="P5">Talleres (<text:span text:style-name="T1">#id</text:span><text:span text:style-name="T3">, funcion, nombre)</text:span></text:p>
      <text:p text:style-name="P5">Empleados (<text:span text:style-name="T1">#id</text:span><text:span text:style-name="T3">, </text:span><text:span text:style-name="T5">dni</text:span><text:span text:style-name="T3">, nombre, apellidos)</text:span></text:p>
      <text:p text:style-name="P5">Partes produccion (<text:span text:style-name="T1">#id</text:span><text:span text:style-name="T3">, num_parte, coste_total, fecha_final,fecha_emision)</text:span></text:p>
      <text:p text:style-name="P5">Articulos (<text:span text:style-name="T1">#id</text:span><text:span text:style-name="T3">, precio, modelo, nombre, coste)</text:span></text:p>
      <text:p text:style-name="P5"/>
      <text:p text:style-name="P5">Maquina_utiliza_taller (<text:span text:style-name="T1">#id_maquina, #id_taller</text:span><text:span text:style-name="T3">, inicio, fin, tiempo-d)</text:span></text:p>
      <text:p text:style-name="P5"><text:tab/>id_maquina → Maquinas (not null, B:R, M:C)</text:p>
      <text:p text:style-name="P5"><text:tab/>id_taller → Talleres (not null, B:R, M:C)</text:p>
      <text:p text:style-name="P5"/>
      <text:p text:style-name="P5">Partes_produccion_talleres (<text:span text:style-name="T1">#id_taller, #id_parteProduccion</text:span><text:span text:style-name="T4">)</text:span></text:p>
      <text:p text:style-name="P7"><text:tab/>id_taller → Talleres (Not null, B:R, B:M)</text:p>
      <text:p text:style-name="P5"><text:tab/>id_parte_produccion → (not null, B:R, M:C)</text:p>
      <text:p text:style-name="P5"/>
      <text:p text:style-name="P5">Fabrica (<text:span text:style-name="T1">#id_parte_produccion, #id_articulo</text:span><text:span text:style-name="T3">, tiempo, cantidad)</text:span></text:p>
      <text:p text:style-name="P5"><text:tab/>id_parte_produccion → Partes_produccion (not null, B:R, M:C)</text:p>
      <text:p text:style-name="P5"><text:tab/>id_articulo → Articulos (not null, B:R, M:C)</text:p>
      <text:p text:style-name="P5"/>
      <text:p text:style-name="P5"/>
      <text:p text:style-name="P3">3. Regla transformacion de las relaciones 1:N</text:p>
      <text:p text:style-name="P3"/>
      <text:p text:style-name="P3">(copio y pego el paso anterior)</text:p>
      <text:p text:style-name="P3"/>
      <text:p text:style-name="P3"/>
      <text:p text:style-name="P5">Maquinas (<text:span text:style-name="T1">#id</text:span><text:span text:style-name="T3">, nombre, valor, fecha_compra)</text:span></text:p>
      <text:p text:style-name="P5">Talleres (<text:span text:style-name="T1">#id</text:span><text:span text:style-name="T3">, funcion, nombre)</text:span></text:p>
      <text:p text:style-name="P5"><text:span text:style-name="T3"/></text:p>
      <text:p text:style-name="P5"><text:soft-page-break/>Partes produccion (<text:span text:style-name="T1">#id</text:span><text:span text:style-name="T3">, num_parte, coste_total, fecha_final,fecha_emision)</text:span></text:p>
      <text:p text:style-name="P5">Articulos (<text:span text:style-name="T1">#id</text:span><text:span text:style-name="T3">, precio, modelo, nombre, coste)</text:span></text:p>
      <text:p text:style-name="P5"/>
      <text:p text:style-name="P5">Maquina_utiliza_taller (<text:span text:style-name="T1">#id_maquina, #id_taller</text:span><text:span text:style-name="T3">, inicio, fin, tiempo-d)</text:span></text:p>
      <text:p text:style-name="P5"><text:tab/>id_maquina → Maquinas (not null, B:R, M:C)</text:p>
      <text:p text:style-name="P5"><text:tab/>id_taller → Talleres (not null, B:R, M:C)</text:p>
      <text:p text:style-name="P5"/>
      <text:p text:style-name="P5">Partes_produccion_talleres (<text:span text:style-name="T1">#id_taller, #id_parteProduccion</text:span><text:span text:style-name="T4">)</text:span></text:p>
      <text:p text:style-name="P7"><text:tab/>id_taller → Talleres (Not null, B:R, B:M)</text:p>
      <text:p text:style-name="P5"><text:tab/>id_parte_produccion → (not null, B:R, M:C)</text:p>
      <text:p text:style-name="P5"/>
      <text:p text:style-name="P5">Fabrica (<text:span text:style-name="T1">#id_parte_produccion, #id_articulo</text:span><text:span text:style-name="T3">, tiempo, cantidad)</text:span></text:p>
      <text:p text:style-name="P5"><text:tab/>id_parte_produccion → Partes_produccion (not null, B:R, M:C)</text:p>
      <text:p text:style-name="P5"><text:tab/>id_articulo → Articulos (not null, B:R, M:C)</text:p>
      <text:p text:style-name="P5"/>
      <text:p text:style-name="P5">Empleados (<text:span text:style-name="T1">#id</text:span><text:span text:style-name="T3">, </text:span><text:span text:style-name="T5">dni</text:span><text:span text:style-name="T3">, nombre, apellidos, </text:span><text:span text:style-name="T6">id_taller</text:span><text:span text:style-name="T3">)</text:span></text:p>
      <text:p text:style-name="P5"><text:tab/>taller_id → Talleres (not null, B:R, M:C)</text:p>
      <text:p text:style-name="P5"/>
      <text:p text:style-name="P5"/>
      <text:p text:style-name="P3">4. Regla de transformacion de las relaciones 1:1</text:p>
      <text:p text:style-name="P3"/>
      <text:p text:style-name="P3">(copio y pego el paso anterior)</text:p>
      <text:p text:style-name="P3"><text:span text:style-name="T2"/></text:p>
      <text:p text:style-name="P5">Maquinas (<text:span text:style-name="T1">#id</text:span><text:span text:style-name="T3">, nombre, valor, fecha_compra)</text:span></text:p>
      <text:p text:style-name="P5"><text:span text:style-name="T3"/></text:p>
      <text:p text:style-name="P5"><text:span text:style-name="T3"/></text:p>
      <text:p text:style-name="P5">Partes produccion (<text:span text:style-name="T1">#id</text:span><text:span text:style-name="T3">, num_parte, coste_total, fecha_final,fecha_emision)</text:span></text:p>
      <text:p text:style-name="P5">Articulos (<text:span text:style-name="T1">#id</text:span><text:span text:style-name="T3">, precio, modelo, nombre, coste)</text:span></text:p>
      <text:p text:style-name="P5"/>
      <text:p text:style-name="P5">Maquina_utiliza_taller (<text:span text:style-name="T1">#id_maquina, #id_taller</text:span><text:span text:style-name="T3">, inicio, fin, tiempo-d)</text:span></text:p>
      <text:p text:style-name="P5"><text:tab/>id_maquina → Maquinas (not null, B:R, M:C)</text:p>
      <text:p text:style-name="P5"><text:tab/>id_taller → Talleres (not null, B:R, M:C)</text:p>
      <text:p text:style-name="P5"/>
      <text:p text:style-name="P5">Partes_produccion_talleres (<text:span text:style-name="T1">#id_taller, #id_parteProduccion</text:span><text:span text:style-name="T4">)</text:span></text:p>
      <text:p text:style-name="P7"><text:tab/>id_taller → Talleres (Not null, B:R, B:M)</text:p>
      <text:p text:style-name="P5"><text:tab/>id_parte_produccion → (not null, B:R, M:C)</text:p>
      <text:p text:style-name="P5"/>
      <text:p text:style-name="P5">Fabrica (<text:span text:style-name="T1">#id_parte_produccion, #id_articulo</text:span><text:span text:style-name="T3">, tiempo, cantidad)</text:span></text:p>
      <text:p text:style-name="P5"><text:tab/>id_parte_produccion → Partes_produccion (not null, B:R, M:C)</text:p>
      <text:p text:style-name="P5"><text:tab/>id_articulo → Articulos (not null, B:R, M:C)</text:p>
      <text:p text:style-name="P5"/>
      <text:p text:style-name="P5">Empleados (<text:span text:style-name="T1">#id</text:span><text:span text:style-name="T3">, </text:span><text:span text:style-name="T5">dni</text:span><text:span text:style-name="T3">, nombre, apellidos, </text:span><text:span text:style-name="T6">id_taller</text:span><text:span text:style-name="T3">)</text:span></text:p>
      <text:p text:style-name="P5"><text:tab/>taller_id → Talleres (not null, B:R, M:C)</text:p>
      <text:p text:style-name="P5"><text:span text:style-name="T2"/></text:p>
      <text:p text:style-name="P5">Talleres (<text:span text:style-name="T1">#id</text:span><text:span text:style-name="T3">, funcion, nombre, </text:span><text:span text:style-name="T7">jefe</text:span><text:span text:style-name="T6">_id</text:span><text:span text:style-name="T3">)</text:span></text:p>
      <text:p text:style-name="P5"><text:tab/><text:span text:style-name="T8">jefe_id</text:span> → Empleados (not null, B:R, M:C)</text:p>
      <text:p text:style-name="P5"/>
      <text:p text:style-name="P5"/>
      <text:p text:style-name="P5"/>
      <text:p text:style-name="P5"><text:soft-page-break/></text:p>
      <text:p text:style-name="P4">5. Modelo Relacional Definitivo</text:p>
      <text:p text:style-name="P4"/>
      <text:p text:style-name="P4">(copiamos y pegamos el ultimo paso)</text:p>
      <text:p text:style-name="P4"/>
      <text:p text:style-name="P6">Maquinas (<text:span text:style-name="T1">#id</text:span><text:span text:style-name="T3">, nombre, valor, fecha_compra)</text:span></text:p>
      <text:p text:style-name="P6"><text:span text:style-name="T3"/></text:p>
      <text:p text:style-name="P6"><text:span text:style-name="T3"/></text:p>
      <text:p text:style-name="P6">Partes produccion (<text:span text:style-name="T1">#id</text:span><text:span text:style-name="T3">, num_parte, coste_total, fecha_final,fecha_emision)</text:span></text:p>
      <text:p text:style-name="P6">Articulos (<text:span text:style-name="T1">#id</text:span><text:span text:style-name="T3">, precio, modelo, nombre, coste)</text:span></text:p>
      <text:p text:style-name="P6"/>
      <text:p text:style-name="P6">Maquina_utiliza_taller (<text:span text:style-name="T1">#id_maquina, #id_taller</text:span><text:span text:style-name="T3">, inicio, fin, tiempo-d)</text:span></text:p>
      <text:p text:style-name="P6"><text:tab/>id_maquina → Maquinas (not null, B:R, M:C)</text:p>
      <text:p text:style-name="P6"><text:tab/>id_taller → Talleres (not null, B:R, M:C)</text:p>
      <text:p text:style-name="P6"/>
      <text:p text:style-name="P6">Partes_produccion_talleres (<text:span text:style-name="T1">#id_taller, #id_parteProduccion</text:span><text:span text:style-name="T4">)</text:span></text:p>
      <text:p text:style-name="P8"><text:tab/>id_taller → Talleres (Not null, B:R, B:M)</text:p>
      <text:p text:style-name="P6"><text:tab/>id_parte_produccion → (not null, B:R, M:C)</text:p>
      <text:p text:style-name="P6"/>
      <text:p text:style-name="P6">Fabrica (<text:span text:style-name="T1">#id_parte_produccion, #id_articulo</text:span><text:span text:style-name="T3">, tiempo, cantidad)</text:span></text:p>
      <text:p text:style-name="P6"><text:tab/>id_parte_produccion → Partes_produccion (not null, B:R, M:C)</text:p>
      <text:p text:style-name="P6"><text:tab/>id_articulo → Articulos (not null, B:R, M:C)</text:p>
      <text:p text:style-name="P6"/>
      <text:p text:style-name="P6">Empleados (<text:span text:style-name="T1">#id</text:span><text:span text:style-name="T3">, </text:span><text:span text:style-name="T5">dni</text:span><text:span text:style-name="T3">, nombre, apellidos, </text:span><text:span text:style-name="T6">id_taller</text:span><text:span text:style-name="T3">)</text:span></text:p>
      <text:p text:style-name="P6"><text:tab/>taller_id → Talleres (not null, B:R, M:C)</text:p>
      <text:p text:style-name="P6"><text:span text:style-name="T2"/></text:p>
      <text:p text:style-name="P6">Talleres (<text:span text:style-name="T1">#id</text:span><text:span text:style-name="T3">, funcion, nombre, </text:span><text:span text:style-name="T7">jefe</text:span><text:span text:style-name="T6">_id</text:span><text:span text:style-name="T3">)</text:span></text:p>
      <text:p text:style-name="P6"><text:tab/><text:span text:style-name="T8">jefe_id</text:span> → Empleados (not null, B:R, M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09:35:29.258000000</meta:creation-date>
    <dc:date>2024-12-03T09:22:19.909000000</dc:date>
    <meta:editing-duration>PT40M32S</meta:editing-duration>
    <meta:editing-cycles>4</meta:editing-cycles>
    <meta:generator>LibreOffice/7.6.7.2$Windows_X86_64 LibreOffice_project/dd47e4b30cb7dab30588d6c79c651f218165e3c5</meta:generator>
    <meta:document-statistic meta:table-count="0" meta:image-count="0" meta:object-count="0" meta:page-count="3" meta:paragraph-count="77" meta:word-count="455" meta:character-count="3701" meta:non-whitespace-character-count="3294"/>
  </office:meta>
</office:document-meta>
</file>